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draw:fill="solid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1.131cm"/>
    </style:style>
    <style:style style:name="gr4" style:family="graphic" style:parent-style-name="standard">
      <style:graphic-properties draw:stroke="none" svg:stroke-color="#000000" draw:fill="none" draw:fill-color="#ffffff" fo:min-height="1.439cm"/>
    </style:style>
    <style:style style:name="gr5" style:family="graphic" style:parent-style-name="standard">
      <style:graphic-properties draw:stroke="none" svg:stroke-color="#000000" draw:fill="none" draw:fill-color="#ffffff" fo:min-height="1.478cm"/>
    </style:style>
    <style:style style:name="gr6" style:family="graphic" style:parent-style-name="standard">
      <style:graphic-properties draw:stroke="none" svg:stroke-color="#000000" draw:fill="none" draw:fill-color="#ffffff" fo:min-height="1.129cm"/>
    </style:style>
    <style:style style:name="gr7" style:family="graphic" style:parent-style-name="standard">
      <style:graphic-properties draw:stroke="none" svg:stroke-color="#000000" draw:fill="none" draw:fill-color="#ffffff" fo:min-height="0.801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T1" style:family="text">
      <style:text-properties fo:font-family="'Times New Roman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T2" style:family="text">
      <style:text-properties style:text-position="0% 100%" fo:font-family="'Times New Roman'" style:font-style-name="Normal" style:font-family-generic="roman" fo:font-size="20pt" fo:font-weight="bold" style:font-family-asian="'Times New Roman'" style:font-style-name-asian="Normal" style:font-family-generic-asian="roman" style:font-size-asian="20pt" style:font-weight-asian="bold" style:font-family-complex="'Times New Roman'" style:font-style-name-complex="Normal" style:font-family-generic-complex="roman" style:font-size-complex="20pt" style:font-weight-complex="bold"/>
    </style:style>
    <style:style style:name="T3" style:family="text">
      <style:text-properties style:text-position="0% 100%" fo:font-family="'Times New Roman'" style:font-family-generic="roman" style:font-pitch="variable" fo:font-size="20pt" fo:font-weight="bold" style:font-family-asian="'Times New Roman'" style:font-style-name-asian="Normal" style:font-family-generic-asian="roman" style:font-size-asian="20pt" style:font-weight-asian="bold" style:font-family-complex="'Times New Roman'" style:font-style-name-complex="Normal" style:font-family-generic-complex="roman" style:font-size-complex="20pt" style:font-weight-complex="bold"/>
    </style:style>
    <style:style style:name="T4" style:family="text">
      <style:text-properties style:text-position="sub 58%" fo:font-family="'Times New Roman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T5" style:family="text">
      <style:text-properties style:text-position="0% 100%" fo:font-family="'Times New Roman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T6" style:family="text">
      <style:text-properties fo:font-family="'Times New Roman'" style:font-style-name="Normal" style:font-family-generic="roman" fo:font-size="20pt" fo:font-weight="bold" style:font-family-asian="'Times New Roman'" style:font-style-name-asian="Normal" style:font-family-generic-asian="roman" style:font-size-asian="20pt" style:font-weight-asian="bold" style:font-family-complex="'Times New Roman'" style:font-style-name-complex="Normal" style:font-family-generic-complex="roman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5.4cm" svg:y1="1.2cm" svg:x2="18.4cm" svg:y2="1.2cm">
          <text:p/>
        </draw:line>
        <draw:custom-shape draw:style-name="gr2" draw:text-style-name="P1" draw:layer="layout" svg:width="0.5cm" svg:height="0.5cm" svg:x="6.15cm" svg:y="0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2.795cm" svg:height="1.381cm" svg:x="2.82cm" svg:y="5.49cm">
          <draw:text-box>
            <text:p><text:span text:style-name="T1">t = n </text:span><text:span text:style-name="T2">Δ</text:span><text:span text:style-name="T3">t</text:span></text:p>
          </draw:text-box>
        </draw:frame>
        <draw:frame draw:style-name="gr4" draw:text-style-name="P2" draw:layer="layout" svg:width="1.414cm" svg:height="1.689cm" svg:x="5.91cm" svg:y="6.87cm">
          <draw:text-box>
            <text:p><text:span text:style-name="T1">x</text:span><text:span text:style-name="T4">j</text:span></text:p>
          </draw:text-box>
        </draw:frame>
        <draw:custom-shape draw:style-name="gr2" draw:text-style-name="P1" draw:layer="layout" svg:width="0.5cm" svg:height="0.5cm" svg:x="6.15cm" svg:y="5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.4cm" svg:y1="6.2cm" svg:x2="18.4cm" svg:y2="6.2cm">
          <text:p/>
        </draw:line>
        <draw:line draw:style-name="gr1" draw:text-style-name="P1" draw:layer="layout" svg:x1="6.4cm" svg:y1="7.2cm" svg:x2="6.4cm" svg:y2="0.2cm">
          <text:p/>
        </draw:line>
        <draw:line draw:style-name="gr1" draw:text-style-name="P1" draw:layer="layout" svg:x1="17.4cm" svg:y1="7.2cm" svg:x2="17.4cm" svg:y2="0.2cm">
          <text:p/>
        </draw:line>
        <draw:custom-shape draw:style-name="gr2" draw:text-style-name="P1" draw:layer="layout" svg:width="0.5cm" svg:height="0.5cm" svg:x="17.15cm" svg:y="0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17.15cm" svg:y="5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3.895cm" svg:height="1.728cm" svg:x="16.017cm" svg:y="6.87cm">
          <draw:text-box>
            <text:p><text:span text:style-name="T1">x</text:span><text:span text:style-name="T4">j </text:span><text:span text:style-name="T1">= x</text:span><text:span text:style-name="T4">j</text:span><text:span text:style-name="T5">+</text:span><text:span text:style-name="T2">Δ</text:span><text:span text:style-name="T3">x</text:span></text:p>
          </draw:text-box>
        </draw:frame>
        <draw:frame draw:style-name="gr6" draw:text-style-name="P2" draw:layer="layout" svg:width="5.509cm" svg:height="1.379cm" svg:x="0.131cm" svg:y="0.535cm">
          <draw:text-box>
            <text:p><text:span text:style-name="T1">t + </text:span><text:span text:style-name="T2">Δ</text:span><text:span text:style-name="T3">t</text:span><text:span text:style-name="T1"> = (n+1) </text:span><text:span text:style-name="T2">Δ</text:span><text:span text:style-name="T3">t</text:span></text:p>
          </draw:text-box>
        </draw:frame>
        <draw:frame draw:style-name="gr6" draw:text-style-name="P2" draw:layer="layout" svg:width="1.068cm" svg:height="1.379cm" svg:x="18.332cm" svg:y="0.536cm">
          <draw:text-box>
            <text:p><text:span text:style-name="T6">θ</text:span></text:p>
          </draw:text-box>
        </draw:frame>
        <draw:frame draw:style-name="gr7" draw:text-style-name="P2" draw:layer="layout" svg:width="2.072cm" svg:height="1.051cm" svg:x="18.332cm" svg:y="5.437cm">
          <draw:text-box>
            <text:p><text:span text:style-name="T6">1 - θ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8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1-27T15:52:51.89</meta:creation-date>
    <dc:date>2018-11-16T16:20:26.25</dc:date>
    <meta:editing-duration>PT51M34S</meta:editing-duration>
    <meta:editing-cycles>7</meta:editing-cycles>
    <meta:generator>OpenOffice/4.1.3$Win32 OpenOffice.org_project/413m1$Build-9783</meta:generator>
    <dc:creator>Christophe Coulet</dc:creator>
    <meta:document-statistic meta:object-count="14"/>
  </office:meta>
</office:document-meta>
</file>